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ce5" style:family="table-cell" style:parent-style-name="Default">
      <style:text-properties style:font-name-asian="WenQuanYi Zen Hei Sharp"/>
    </style:style>
    <style:style style:name="T1" style:family="text">
      <style:text-properties style:font-name-asian="WenQuanYi Zen Hei Sharp" style:font-name-complex="Lohit Devanagari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Macc, Cacc,Vacc, T1 </text:p>
          </table:table-cell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Macc, Cacc, Vacc, T2</text:p>
          </table:table-cell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3</text:p>
          </table:table-cell>
          <table:table-cell table:style-name="ce3" office:value-type="string" calcext:value-type="string">
            <text:p><text:span text:style-name="T1">Mpro, Cpro, Vpro,</text:span></text:p>
          </table:table-cell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<text:span text:style-name="T1">Mpro, Cpro, Vpro,</text:span></text:p>
          </table:table-cell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 table:style-name="ce3"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6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, T7</text:p>
          </table:table-cell>
          <table:table-cell table:style-name="ce3" office:value-type="string" calcext:value-type="string">
            <text:p><text:span text:style-name="T1">Mpro, Cpro, Vpro,</text:span></text:p>
          </table:table-cell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-1, T8-2, T8-3</text:p>
          </table:table-cell>
          <table:table-cell table:style-name="ce3" office:value-type="string" calcext:value-type="string">
            <text:p>Mbl, Cbl, Vbl</text:p>
          </table:table-cell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T9</text:p>
          </table:table-cell>
          <table:table-cell table:style-name="ce3" office:value-type="string" calcext:value-type="string">
            <text:p>Mbl, Cbl, Vbl,</text:p>
          </table:table-cell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0000-00-00T00:38:52.818423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1-03T00:39:54.877729725</dc:date>
    <meta:editing-duration>PT15M34S</meta:editing-duration>
    <meta:editing-cycles>14</meta:editing-cycles>
    <meta:generator>LibreOffice/4.1.6.2$Linux_X86_64 LibreOffice_project/410$Build-2</meta:generator>
    <dc:creator>Tristan Braquelaire</dc:creator>
    <meta:document-statistic meta:table-count="1" meta:cell-count="103" meta:object-count="0"/>
    <meta:user-defined meta:name=""/>
  </office:meta>
</office:document-meta>
</file>